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Название алгоритма</text:p>
          </table:table-cell>
          <table:table-cell office:value-type="string" table:number-columns-spanned="5" table:number-rows-spanned="1" table:style-name="ce3">
            <text:p>Elapsed time, ms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Количество эл-тов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_000</text:p>
          </table:table-cell>
          <table:table-cell office:value-type="string" table:style-name="ce1">
            <text:p>10_000</text:p>
          </table:table-cell>
          <table:table-cell office:value-type="string" table:style-name="ce1">
            <text:p>100_000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10M</text:p>
          </table:table-cell>
          <table:table-cell office:value-type="string" table:style-name="ce1">
            <text:p>100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ubbleSort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8960" table:style-name="ce1">
            <text:p>896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sertionShiftSort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437" table:style-name="ce1">
            <text:p>143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sertionBinarySort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1406" table:style-name="ce1">
            <text:p>140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hellS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8" table:style-name="ce1">
            <text:p>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hell, gap 2^k-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4739" table:style-name="ce1">
            <text:p>473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hell, gap (3^gap-1)/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electioonSor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029" table:style-name="ce1">
            <text:p>102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eapSor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97" table:style-name="ce1">
            <text:p>97</text:p>
          </table:table-cell>
          <table:table-cell office:value-type="float" office:value="1161" table:style-name="ce1">
            <text:p>1161</text:p>
          </table:table-cell>
          <table:table-cell office:value-type="float" office:value="12200" table:style-name="ce1">
            <text:p>122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uickS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2868" table:style-name="ce1">
            <text:p>28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ergeSor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08" table:style-name="ce1">
            <text:p>108</text:p>
          </table:table-cell>
          <table:table-cell office:value-type="float" office:value="864" table:style-name="ce1">
            <text:p>864</text:p>
          </table:table-cell>
          <table:table-cell office:value-type="float" office:value="9351" table:style-name="ce1">
            <text:p>93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rgeSort Optimize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109" table:style-name="ce1">
            <text:p>109</text:p>
          </table:table-cell>
          <table:table-cell office:value-type="float" office:value="839" table:style-name="ce1">
            <text:p>839</text:p>
          </table:table-cell>
          <table:table-cell office:value-type="float" office:value="9228" table:style-name="ce1">
            <text:p>92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ucketS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6" table:style-name="ce1">
            <text:p>166</text:p>
          </table:table-cell>
          <table:table-cell office:value-type="float" office:value="4626" table:style-name="ce1">
            <text:p>46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CountingS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adixSor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202" table:style-name="ce1">
            <text:p>202</text:p>
          </table:table-cell>
          <table:table-cell office:value-type="float" office:value="2469" table:style-name="ce1">
            <text:p>24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ucketSort fix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202" table:style-name="ce1">
            <text:p>202</text:p>
          </table:table-cell>
          <table:table-cell office:value-type="float" office:value="2308" table:style-name="ce1">
            <text:p>2308</text:p>
          </table:table-cell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Андрей Зеленцов</dc:creator>
    <meta:creation-date>2024-01-21T18:57:20Z</meta:creation-date>
    <dc:date>2024-03-29T22:25:09Z</dc:date>
    <meta:editing-cycles>8</meta:editing-cycles>
    <meta:editing-duration>PT40340S</meta:editing-duration>
  </office:meta>
</office:document-meta>
</file>